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fcee" officeooo:paragraph-rsid="000efcee"/>
    </style:style>
    <style:style style:name="P2" style:family="paragraph" style:parent-style-name="Standard">
      <style:paragraph-properties fo:text-align="start" style:justify-single-word="false"/>
      <style:text-properties officeooo:rsid="000efcee" officeooo:paragraph-rsid="000efcee"/>
    </style:style>
    <style:style style:name="P3" style:family="paragraph" style:parent-style-name="Standard">
      <style:paragraph-properties fo:text-align="start" style:justify-single-word="false"/>
      <style:text-properties officeooo:rsid="00115e7f" officeooo:paragraph-rsid="00115e7f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efcee" officeooo:paragraph-rsid="000efcee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15e7f" officeooo:paragraph-rsid="00115e7f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43082" officeooo:paragraph-rsid="00143082"/>
    </style:style>
    <style:style style:name="P7" style:family="paragraph" style:parent-style-name="Standard">
      <style:paragraph-properties fo:text-align="start" style:justify-single-word="false"/>
      <style:text-properties officeooo:rsid="00143082" officeooo:paragraph-rsid="00178606"/>
    </style:style>
    <style:style style:name="P8" style:family="paragraph" style:parent-style-name="Standard">
      <style:paragraph-properties fo:text-align="start" style:justify-single-word="false"/>
      <style:text-properties officeooo:rsid="00143082" officeooo:paragraph-rsid="001b112f"/>
    </style:style>
    <style:style style:name="P9" style:family="paragraph" style:parent-style-name="Standard" style:list-style-name="L4">
      <style:paragraph-properties fo:text-align="start" style:justify-single-word="false"/>
      <style:text-properties officeooo:rsid="0018e0af" officeooo:paragraph-rsid="0018e0af"/>
    </style:style>
    <style:style style:name="P10" style:family="paragraph" style:parent-style-name="Standard">
      <style:paragraph-properties fo:text-align="start" style:justify-single-word="false"/>
      <style:text-properties officeooo:rsid="0018e0af" officeooo:paragraph-rsid="001ba6b9"/>
    </style:style>
    <style:style style:name="T1" style:family="text">
      <style:text-properties officeooo:rsid="0010a3bc"/>
    </style:style>
    <style:style style:name="T2" style:family="text">
      <style:text-properties officeooo:rsid="00115e7f"/>
    </style:style>
    <style:style style:name="T3" style:family="text">
      <style:text-properties officeooo:rsid="00124ea9"/>
    </style:style>
    <style:style style:name="T4" style:family="text">
      <style:text-properties officeooo:rsid="00132358"/>
    </style:style>
    <style:style style:name="T5" style:family="text">
      <style:text-properties officeooo:rsid="0014fa2a"/>
    </style:style>
    <style:style style:name="T6" style:family="text">
      <style:text-properties fo:font-style="italic" officeooo:rsid="0014fa2a" style:font-style-asian="italic" style:font-style-complex="italic"/>
    </style:style>
    <style:style style:name="T7" style:family="text">
      <style:text-properties fo:font-style="italic" officeooo:rsid="00196ff0" style:font-style-asian="italic" style:font-style-complex="italic"/>
    </style:style>
    <style:style style:name="T8" style:family="text">
      <style:text-properties fo:font-style="italic" officeooo:rsid="001bd1b4" style:font-style-asian="italic" style:font-style-complex="italic"/>
    </style:style>
    <style:style style:name="T9" style:family="text">
      <style:text-properties officeooo:rsid="00196ff0"/>
    </style:style>
    <style:style style:name="T10" style:family="text">
      <style:text-properties fo:font-style="normal" officeooo:rsid="00196ff0" style:font-style-asian="normal" style:font-style-complex="normal"/>
    </style:style>
    <style:style style:name="T11" style:family="text">
      <style:text-properties fo:font-style="normal" officeooo:rsid="001bd1b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 DO CASO DE USO E ANÁLISE TEXTUAL</text:p>
      <text:p text:style-name="P1">Acadêmicos: Marllon Frizzo, Fábio Alexandre da Silva, Matheus Sekine</text:p>
      <text:p text:style-name="P1"/>
      <text:list xml:id="list2903141839882161245" text:style-name="L1">
        <text:list-item>
          <text:p text:style-name="P4">&lt;&lt;REP&gt;&gt; Emitir Relatório de Compra</text:p>
        </text:list-item>
      </text:list>
      <text:p text:style-name="P2"><text:tab/>O sistema gerará um relatório toda vez que solicitado, informando algumas informações referentes as compras realizadas.</text:p>
      <text:p text:style-name="P2"><text:tab/>As informações necessárias para o relatório são: O intervalo de tempo do relatório (semanal, mensal, anual), a quantidade de compras efetuadas neste intervalo, <text:span text:style-name="T2">código do fornecedor, </text:span>o nome do <text:span text:style-name="T2">fonecedor</text:span>, os tipos de materiais, o peso de cada material comprado e o seu determinado valor no dia da compra. <text:span text:style-name="T1">Estas informações estarão presente no relatório, que também informará o valor total, tanto em reais quanto em quantidade (KG), que foi comprado no intervalo informado. Podendo também ser impresso.</text:span></text:p>
      <text:list xml:id="list6370058325654186094" text:style-name="L2">
        <text:list-header>
          <text:p text:style-name="P5"/>
        </text:list-header>
        <text:list-item>
          <text:p text:style-name="P5">&lt;&lt;CRUD&gt;&gt; Cadastrar Produto</text:p>
        </text:list-item>
      </text:list>
      <text:p text:style-name="P3"><text:tab/>O sistema deverá permitir o cadastro de produtos. Todo produto cadastrado possui algumas características, que devem ser armazenadas no sistema.</text:p>
      <text:p text:style-name="P3"><text:tab/>As informações necessárias para o cadastro de um produto são: <text:span text:style-name="T3">Código do produto, descrição (nome), preço, quantidade em estoque deste produto, estas são as informações necessárias para a inclusão/cadastro de um novo produto no sistema.</text:span></text:p>
      <text:p text:style-name="P3"><text:tab/><text:span text:style-name="T3">O sistema também deverá permitir a alteração de qualquer produto já cadastrado no sistema, o usuário poderá selecionar o produto que deseja alterar, selecionar a opção editar e informar as novas informações e salvar.</text:span></text:p>
      <text:p text:style-name="P3"><text:tab/><text:span text:style-name="T4">O sistema também deverá exibir um resumo do produto quando solicitado, mostrando todas as informações do produto, caso o usuário deseja apenas verificar as informações.</text:span></text:p>
      <text:p text:style-name="P3"><text:tab/><text:span text:style-name="T4">O sistema também deverá permitir a exclusão de um produto já cadastrado, bastando apenas o usuário selecionar o produto e escolher a opção excluir.</text:span></text:p>
      <text:p text:style-name="P3"/>
      <text:list xml:id="list6899369119206945971" text:style-name="L3">
        <text:list-item>
          <text:p text:style-name="P6">Gerenciar Compra</text:p>
        </text:list-item>
      </text:list>
      <text:p text:style-name="P8"><text:tab/><text:span text:style-name="T5">A operação compra é descrita da seguinte forma: É aberto uma nova compra, gerando um código para a compra. É informado o código do fornecedor, a quantidade de material, o tipo do material e seu respectivo preço, informações de data e hora da compra também serão armazenadas. Caso um produto comprado seja novo e não exista no cadastro do sistema, o produto será cadastrado automaticamente. Ao final da compra, será mostrado o valor total, se o fornecedor possuir débitos, poderá definir uma parcela para o pagamento da dívida. A cada compra realizada, o estoque deverá ser atualizado com as novas informações </text:span><text:span text:style-name="T6">&lt;&lt;include&gt;&gt;</text:span><text:span text:style-name="T5">.</text:span></text:p>
      <text:p text:style-name="P7"/>
      <text:list xml:id="list7706611782270548553" text:style-name="L4">
        <text:list-item>
          <text:p text:style-name="P9">Gerenciar Venda</text:p>
        </text:list-item>
      </text:list>
      <text:p text:style-name="P10"><text:tab/>A operação de venda é descrita da seguinte maneira: É aberta uma nova venda, gerando um código para a venda. É informado o código do cliente, a quantidade de material, <text:span text:style-name="T9">o tipo do material, o preço, informações de data e hora. Verifica se existe em estoque o produto e a quantidade desejada, caso não obtenha sucesso a venda é cancelada. Ao final é exibido o total da venda. A cada venda realizada, o estoque deverá ser atualizado com as novas informações </text:span><text:span text:style-name="T7">&lt;&lt;include&gt;&gt;</text:span><text:span text:style-name="T10">.</text:span></text:p>
      <text:p text:style-name="P10"><text:span text:style-name="T10"><text:tab/></text:span><text:span text:style-name="T11">A cada venda, deverá ser emitido um recibo, que conterá as informações da venda e poderá ser impresso para o comprador. </text:span><text:span text:style-name="T8">&lt;&lt;include&gt;&gt;</text:span><text:span text:style-name="T11">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4:02:17.822000000</meta:creation-date>
    <dc:date>2015-05-04T15:14:30.975000000</dc:date>
    <meta:editing-duration>PT42M39S</meta:editing-duration>
    <meta:editing-cycles>15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17" meta:word-count="472" meta:character-count="2962" meta:non-whitespace-character-count="2501"/>
  </office:meta>
</office:document-meta>
</file>